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1de55b" officeooo:paragraph-rsid="0020b863"/>
    </style:style>
    <style:style style:name="P3" style:family="paragraph" style:parent-style-name="Standard">
      <style:text-properties officeooo:rsid="0020b863" officeooo:paragraph-rsid="0020b863"/>
    </style:style>
    <style:style style:name="P4" style:family="paragraph" style:parent-style-name="Standard">
      <style:text-properties officeooo:rsid="0022227c" officeooo:paragraph-rsid="0022227c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Preformatted_20_Text">
      <style:text-properties officeooo:paragraph-rsid="0022227c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2ae30"/>
    </style:style>
    <style:style style:name="P8" style:family="paragraph" style:parent-style-name="Standard">
      <style:text-properties officeooo:rsid="0022227c" officeooo:paragraph-rsid="0022227c"/>
    </style:style>
    <style:style style:name="P9" style:family="paragraph" style:parent-style-name="Standard">
      <style:text-properties officeooo:rsid="0022227c" officeooo:paragraph-rsid="002536c8"/>
    </style:style>
    <style:style style:name="P10" style:family="paragraph" style:parent-style-name="Standard">
      <style:text-properties officeooo:rsid="0022ae30" officeooo:paragraph-rsid="0022ae30"/>
    </style:style>
    <style:style style:name="P11" style:family="paragraph" style:parent-style-name="Standard">
      <style:text-properties officeooo:rsid="002438f2" officeooo:paragraph-rsid="002536c8"/>
    </style:style>
    <style:style style:name="P12" style:family="paragraph" style:parent-style-name="Standard">
      <style:text-properties officeooo:rsid="002536c8" officeooo:paragraph-rsid="002536c8"/>
    </style:style>
    <style:style style:name="P13" style:family="paragraph" style:parent-style-name="Standard">
      <style:text-properties officeooo:rsid="002684e5" officeooo:paragraph-rsid="002684e5"/>
    </style:style>
    <style:style style:name="P14" style:family="paragraph" style:parent-style-name="Standard">
      <style:text-properties officeooo:paragraph-rsid="002536c8"/>
    </style:style>
    <style:style style:name="P15" style:family="paragraph" style:parent-style-name="Standard">
      <style:text-properties officeooo:rsid="002769aa" officeooo:paragraph-rsid="002769aa"/>
    </style:style>
    <style:style style:name="P16" style:family="paragraph" style:parent-style-name="Standard">
      <style:paragraph-properties fo:text-align="center" style:justify-single-word="false"/>
      <style:text-properties officeooo:rsid="0028079d" officeooo:paragraph-rsid="0028079d"/>
    </style:style>
    <style:style style:name="P17" style:family="paragraph" style:parent-style-name="Standard">
      <style:text-properties fo:font-weight="bold" officeooo:rsid="001de55b" officeooo:paragraph-rsid="001de55b" style:font-weight-asian="bold" style:font-weight-complex="bold"/>
    </style:style>
    <style:style style:name="P18" style:family="paragraph" style:parent-style-name="Standard">
      <style:text-properties fo:color="#158466" officeooo:rsid="0028079d" officeooo:paragraph-rsid="0028079d"/>
    </style:style>
    <style:style style:name="P19" style:family="paragraph" style:parent-style-name="Standard">
      <style:text-properties fo:color="#158466" officeooo:rsid="00294458" officeooo:paragraph-rsid="00294458"/>
    </style:style>
    <style:style style:name="P20" style:family="paragraph" style:parent-style-name="Standard">
      <style:text-properties officeooo:rsid="001de55b" officeooo:paragraph-rsid="001de55b"/>
    </style:style>
    <style:style style:name="T1" style:family="text">
      <style:text-properties officeooo:rsid="002536c8"/>
    </style:style>
    <style:style style:name="T2" style:family="text">
      <style:text-properties officeooo:rsid="002684e5"/>
    </style:style>
    <style:style style:name="T3" style:family="text">
      <style:text-properties officeooo:rsid="002807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6.1000003814697pt" fo:font-weight="bold" officeooo:rsid="0028079d" style:font-name-asian="Microsoft YaHei" style:font-size-asian="16.1000003814697pt" style:font-weight-asian="bold" style:font-name-complex="Arial1" style:font-size-complex="16.100000381469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3">Ibex </text:span><text:span text:style-name="T5">Project</text:span></text:h>
      <text:p text:style-name="P16">Breakdown of requirements into task/ticket list</text:p>
      <text:p text:style-name="P1"/>
      <text:p text:style-name="P4"><text:span text:style-name="T4">IA-00</text:span></text:p>
      <text:p text:style-name="P9"><text:span text:style-name="T1">Task:</text:span></text:p>
      <text:p text:style-name="P9">Setup dev env (general overview of tasks performed):</text:p>
      <text:p text:style-name="P4"/>
      <text:p text:style-name="P18">11/23</text:p>
      <text:p text:style-name="P14"><text:span text:style-name="T1">Setup OS:</text:span></text:p>
      <text:p text:style-name="P4">Install virtualbox</text:p>
      <text:p text:style-name="P10">Install git for windows (bash)</text:p>
      <text:p text:style-name="P4">Install vagrant</text:p>
      <text:p text:style-name="P4"><text:a xlink:type="simple" xlink:href="https://app.vagrantup.com/centos/boxes/8" text:style-name="Internet_20_link" text:visited-style-name="Visited_20_Internet_20_Link"/></text:p>
      <text:p text:style-name="P4"><text:a xlink:type="simple" xlink:href="https://app.vagrantup.com/centos/boxes/8" text:style-name="Internet_20_link" text:visited-style-name="Visited_20_Internet_20_Link">https://app.vagrantup.com/centos/boxes/8</text:a></text:p>
      <text:p text:style-name="P6"><text:span text:style-name="Source_20_Text">vagrant init centos/8 \</text:span></text:p>
      <text:p text:style-name="Preformatted_20_Text"><text:span text:style-name="Source_20_Text"><text:s text:c="2"/>--box-version 1905.1</text:span></text:p>
      <text:p text:style-name="P7"><text:span text:style-name="Source_20_Text">vagrant u</text:span><text:span text:style-name="Source_20_Text"><text:span text:style-name="T3">p</text:span></text:span></text:p>
      <text:p text:style-name="P11">See vagrantbootstrap.sh <text:span text:style-name="T1">for details of install</text:span></text:p>
      <text:p text:style-name="P12">installed mysql, nginx, php</text:p>
      <text:p text:style-name="P11"/>
      <text:p text:style-name="P11"><text:a xlink:type="simple" xlink:href="http://ibex.localhost:8080/info.php" text:style-name="Internet_20_link" text:visited-style-name="Visited_20_Internet_20_Link">http://ibex.localhost:8080/info.php</text:a></text:p>
      <text:p text:style-name="P12">now shows php info</text:p>
      <text:p text:style-name="P4"/>
      <text:p text:style-name="P13">Setup Slim</text:p>
      <text:p text:style-name="P4">composer create-project slim/slim-skeleton ibex.localhost</text:p>
      <text:p text:style-name="P15"/>
      <text:p text:style-name="P15"><text:a xlink:type="simple" xlink:href="http://ibex.localhost:8080/hello/test" text:style-name="Internet_20_link" text:visited-style-name="Visited_20_Internet_20_Link">http://ibex.localhost:8080/hello/test</text:a></text:p>
      <text:p text:style-name="P15">slim working</text:p>
      <text:p text:style-name="P15"/>
      <text:p text:style-name="P1"><text:span text:style-name="T4">IA-01</text:span> Epic </text:p>
      <text:p text:style-name="P1">Dealerships’ Email Campaigns </text:p>
      <text:p text:style-name="P19">11/23</text:p>
      <text:p text:style-name="P3">Break down requirements into tasks/tickets</text:p>
      <text:p text:style-name="P1"/>
      <text:p text:style-name="P17">IA-02</text:p>
      <text:p text:style-name="P1">marketing dashboard that allows them to see requested </text:p>
      <text:p text:style-name="P1">KPIs: </text:p>
      <text:p text:style-name="P1"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3">After have data, display in a dashboard-ish view; </text:p>
      <text:p text:style-name="P3">Normally reference other client dashboards for common libs, but just choose something graphical for now.</text:p>
      <text:p text:style-name="P1"/>
      <text:p text:style-name="P17">IA-03</text:p>
      <text:p text:style-name="P1"><text:soft-page-break/>Grid view of dealer info and stats</text:p>
      <text:p text:style-name="P1"/>
      <text:p text:style-name="P17">IA-04</text:p>
      <text:p text:style-name="P1">Allow scheduling of dealer and their customers</text:p>
      <text:p text:style-name="P1">Allow subsets of customers to be selected? <text:s/>Maybe as another dev phase.</text:p>
      <text:p text:style-name="P3">Create new DB table</text:p>
      <text:p text:style-name="P3">Emails will be sent by a “hypothetical CRON script to look at to send the emails on an external schedule. “</text:p>
      <text:p text:style-name="P1"/>
      <text:p text:style-name="P17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Maybe link to app/page where client can fix dealer? <text:s/>Maybe as another dev phase.</text:p>
      <text:p text:style-name="P1"/>
      <text:p text:style-name="P17"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17">IA-07</text:p>
      <text:p text:style-name="P1">CSV export of distinct list of customers </text:p>
      <text:p text:style-name="P1"/>
      <text:p text:style-name="P17">IA-08</text:p>
      <text:p text:style-name="P1">Implement endpoint for distinct dealership sciusa url </text:p>
      <text:p text:style-name="P2">sample see Distinct Dealerships-Dealerships.csv</text:p>
      <text:p text:style-name="P1"/>
      <text:p text:style-name="P17">IA-09</text:p>
      <text:p text:style-name="P1">Implement endpoint for distinct customers sciusa url </text:p>
      <text:p text:style-name="P2">sample see Distinct Customers-Table 1.csv</text:p>
      <text:p text:style-name="P1"/>
      <text:p text:style-name="P17">IA-10</text:p>
      <text:p text:style-name="P1">Implement endpoint for customer sales sciusa url </text:p>
      <text:p text:style-name="P1">sample see Customer Sales-Table 1.csv</text:p>
      <text:p text:style-name="P1"/>
      <text:p text:style-name="P3">IA-11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3T21:13:51.766000000</dc:date>
    <meta:editing-duration>PT1H10M28S</meta:editing-duration>
    <meta:editing-cycles>7</meta:editing-cycles>
    <meta:generator>LibreOffice/6.3.2.2$Windows_x86 LibreOffice_project/98b30e735bda24bc04ab42594c85f7fd8be07b9c</meta:generator>
    <meta:document-statistic meta:table-count="0" meta:image-count="0" meta:object-count="0" meta:page-count="2" meta:paragraph-count="67" meta:word-count="328" meta:character-count="2170" meta:non-whitespace-character-count="1886"/>
  </office:meta>
</office:document-meta>
</file>